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111" officeooo:paragraph-rsid="0013d1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iiljok’lkgfsrt6y7u8ipo;lkjhgfde67u8iklmnb[76esdvbnmzsdfuhj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22:53:20.887170214</meta:creation-date>
    <dc:date>2021-03-06T22:54:08.389556841</dc:date>
    <meta:editing-duration>PT50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" meta:word-count="1" meta:character-count="60" meta:non-whitespace-character-count="60"/>
  </office:meta>
</office:document-meta>
</file>